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 style:master-page-name="Standard">
      <style:paragraph-properties fo:margin-left="0cm" fo:margin-right="0cm" fo:line-height="107%" fo:text-indent="0cm" style:auto-text-indent="false" style:page-number="auto" style:writing-mode="lr-tb"/>
    </style:style>
    <style:style style:name="T1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PC3:</text:span></text:p>
      <text:p text:style-name="P1"><text:span text:style-name="T1">.../~ jcr/XML/didac/xmldocs/arq.xml</text:span></text:p>
      <text:p text:style-name="P1"><text:span text:style-name="T1">1º Fazer um DTD para o documento</text:span></text:p>
      <text:p text:style-name="P1"><text:span text:style-name="T1">2º fazer um site com XSL do seguinte formato</text:span></text:p>
      <text:p text:style-name="P1"><text:span text:style-name="T1">______________________________________________________</text:span><text:line-break/><text:span text:style-name="T1">| Indice            |                                  Conteudo                            |</text:span></text:p>
      <text:p text:style-name="P1"><text:span text:style-name="T1">|                      |                              ARQELEM                                |</text:span></text:p>
      <text:p text:style-name="P1"><text:span text:style-name="T1">|                      |_________________________________________|</text:span></text:p>
      <text:p text:style-name="P1"><text:span text:style-name="T1">|                      |                              ARQELEM                                |</text:span></text:p>
      <text:p text:style-name="P1"><text:span text:style-name="T1">|____________|________________________________________|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Times New Roman" style:font-family-asian="'Times New Roman'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Times New Roman" style:font-family-asian="'Times New Roman'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6:10:00</meta:creation-date>
    <dc:date>2020-11-02T10:32:04.979000000</dc:date>
    <meta:editing-cycles>3</meta:editing-cycles>
    <meta:editing-duration>PT5M21S</meta:editing-duration>
    <meta:document-statistic meta:table-count="0" meta:image-count="0" meta:object-count="0" meta:page-count="1" meta:paragraph-count="9" meta:word-count="36" meta:character-count="572" meta:non-whitespace-character-count="291"/>
    <meta:generator>LibreOffice/7.0.3.1$Windows_X86_64 LibreOffice_project/d7547858d014d4cf69878db179d326fc3483e082</meta:generator>
    <meta:user-defined meta:name="Operator">Sérgio</meta:user-defined>
  </office:meta>
</office:document-meta>
</file>